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D000005856651F2A2.jpg"/>
  <manifest:file-entry manifest:media-type="image/jpeg" manifest:full-path="Pictures/100000000000054A000003DC35536E41.jpg"/>
  <manifest:file-entry manifest:media-type="image/jpeg" manifest:full-path="Pictures/10000000000005DE000004C82434C04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/text:p>
      <text:p text:style-name="P1"/>
      <text:p text:style-name="P1"><draw:frame draw:style-name="fr1" draw:name="graphics3" text:anchor-type="paragraph" svg:width="17cm" svg:height="12.963cm" draw:z-index="0"><draw:image xlink:href="Pictures/100000000000073D000005856651F2A2.jpg" xlink:type="simple" xlink:show="embed" xlink:actuate="onLoad"/></draw:frame></text:p>
      <text:p text:style-name="P1"/>
      <text:p text:style-name="P1"><draw:frame draw:style-name="fr1" draw:name="graphics1" text:anchor-type="paragraph" svg:width="17cm" svg:height="13.854cm" draw:z-index="1"><draw:image xlink:href="Pictures/10000000000005DE000004C82434C040.jpg" xlink:type="simple" xlink:show="embed" xlink:actuate="onLoad"/></draw:frame><draw:frame draw:style-name="fr2" draw:name="graphics2" text:anchor-type="paragraph" svg:x="0.002cm" svg:y="14.198cm" svg:width="17cm" svg:height="12.404cm" draw:z-index="2"><draw:image xlink:href="Pictures/100000000000054A000003DC35536E4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Ítalo Lessa</meta:initial-creator>
    <meta:creation-date>2012-08-14T09:48:53.04</meta:creation-date>
    <dc:date>2012-09-11T19:46:09.45</dc:date>
    <dc:creator>Ítalo Lessa</dc:creator>
    <meta:editing-duration>PT00H04M05S</meta:editing-duration>
    <meta:editing-cycles>1</meta:editing-cycles>
    <meta:generator>OpenOffice.org/3.2$Win32 OpenOffice.org_project/320m18$Build-9502</meta:generator>
    <meta:document-statistic meta:table-count="0" meta:image-count="3" meta:object-count="0" meta:page-count="2" meta:paragraph-count="2" meta:word-count="0" meta:character-count="2"/>
  </office:meta>
</office:document-meta>
</file>